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bdb7" officeooo:paragraph-rsid="0018bdb7"/>
    </style:style>
    <style:style style:name="T1" style:family="text">
      <style:text-properties officeooo:rsid="001a4331"/>
    </style:style>
    <style:style style:name="T2" style:family="text">
      <style:text-properties officeooo:rsid="001ba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Nic,</text:span> <text:s text:c="4"/>+, <text:s text:c="3"/>-, <text:s text:c="3"/>*, <text:s text:c="3"/>/, <text:s text:c="3"/>\, <text:s text:c="3"/>&gt;, <text:s text:c="3"/>&lt;, <text:s text:c="2"/>&gt;=, <text:s text:c="3"/>&lt;=, <text:s text:c="2"/>=, <text:s text:c="3"/>&lt;&gt;, <text:s text:c="2"/>(, <text:s text:c="3"/>), <text:s text:c="3"/>I, <text:s text:c="3"/>$, <text:s text:c="5"/></text:p>
      <text:p text:style-name="P1"><text:s text:c="2"/>+ , '&gt;', '&gt;', '&lt;', '&lt;', '&lt;', '&gt;', '&gt;', '&gt;', '&gt;', '&gt;', '&gt;', '&lt;', '&gt;', '&lt;', '&gt;',</text:p>
      <text:p text:style-name="P1"><text:s text:c="2"/>- <text:s/>,'&gt;', '&gt;', '&lt;', '&lt;', '&lt;', '&gt;', '&gt;', '&gt;', '&gt;', '&gt;', '&gt;', '&lt;', '&gt;', '&lt;', '&gt;',</text:p>
      <text:p text:style-name="P1"><text:s text:c="2"/>* <text:s/>, '&gt;', '&gt;', '&gt;', '&gt;', '&gt;', '&gt;', '&gt;', '&gt;', '&gt;', '&gt;', '&gt;', '&lt;', '&gt;', '&lt;', '&gt;',</text:p>
      <text:p text:style-name="P1"><text:s text:c="2"/>/ <text:s text:c="2"/>,'&gt;', '&gt;', '&gt;', '&gt;', '&gt;', '&gt;', '&gt;', '&gt;', '&gt;', '&gt;', '&gt;', '&lt;', '&gt;', '&lt;', '&gt;',</text:p>
      <text:p text:style-name="P1"><text:s text:c="2"/>\ <text:s/>,'&gt;', '&gt;', '&gt;', '&gt;', '&gt;', '&gt;', '&gt;', '&gt;', '&gt;', '&gt;', '&gt;', '&lt;', '&gt;', '&lt;', '&gt;',</text:p>
      <text:p text:style-name="P1"><text:s text:c="2"/>&gt; <text:s/>, '&lt;', '&lt;', '&lt;', '&lt;', '&lt;', ' ', ' ', ' ', ' ', ' ', ' ', '&lt;', '&gt;', '&lt;', '&gt;',</text:p>
      <text:p text:style-name="P1"><text:s text:c="2"/>&lt; <text:s/>, '&lt;', '&lt;', '&lt;', '&lt;', '&lt;', ' ', ' ', ' ', ' ', ' ', ' ', '&lt;', '&gt;', '&lt;', '&gt;',</text:p>
      <text:p text:style-name="P1"><text:s text:c="2"/>&gt;= , '&lt;', '&lt;', '&lt;', '&lt;', '&lt;', ' ', ' ', ' ', ' ', ' ', ' ', '&lt;', '&gt;', '&lt;', '&gt;',</text:p>
      <text:p text:style-name="P1"><text:s text:c="2"/>&lt;= , '&lt;', '&lt;', '&lt;', '&lt;', '&lt;', ' ', ' ', ' ', ' ', ' ', ' ', '&lt;', '&gt;', '&lt;', '&gt;',</text:p>
      <text:p text:style-name="P1"><text:s/>= <text:s text:c="2"/>,{'&lt;', '&lt;', '&lt;', '&lt;', '&lt;', ' ', ' ', ' ', ' ', ' ', ' ', '&lt;', '&gt;', '&lt;', '&gt;',</text:p>
      <text:p text:style-name="P1"><text:s/>&lt;&gt; , '&lt;', '&lt;', '&lt;', '&lt;', '&lt;', ' ', ' ', ' ', ' ', ' ', ' ', '&lt;', '&gt;', '&lt;', '&gt;',</text:p>
      <text:p text:style-name="P1"><text:s text:c="2"/>( <text:s text:c="2"/>,'&lt;', '&lt;', '&lt;', '&lt;', '&lt;', '&lt;', '&lt;', '&lt;', '&lt;', '&lt;', '&lt;', '&lt;', '=', '&lt;', ' ',</text:p>
      <text:p text:style-name="P1"><text:s text:c="2"/>) <text:s text:c="2"/>,'&gt;', '&gt;', '&gt;', '&gt;', '&gt;', '&gt;', '&gt;', '&gt;', '&gt;', '&gt;', '&gt;', ' ', '&gt;', ' ', '&gt;',</text:p>
      <text:p text:style-name="P1"><text:s text:c="2"/>i <text:s text:c="2"/>,'&gt;', '&gt;', '&gt;', '&gt;', '&gt;', '&gt;', '&gt;', '&gt;', '&gt;', '&gt;', '&gt;', ' ', '&gt;', ' ', '&gt;',</text:p>
      <text:p text:style-name="P1"><text:s text:c="2"/>$ <text:s/>, '&lt;', '&lt;', '&lt;', '&lt;', '&lt;', '&lt;', '&lt;', '&lt;', '&lt;', '&lt;', '&lt;', '&lt;', ' ', '&lt;', 'E'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4:48:37.992863862</meta:creation-date>
    <dc:date>2017-12-03T14:52:29.549254379</dc:date>
    <meta:editing-duration>PT3M52S</meta:editing-duration>
    <meta:editing-cycles>3</meta:editing-cycles>
    <meta:generator>LibreOffice/5.3.7.1$Linux_X86_64 LibreOffice_project/30$Build-1</meta:generator>
    <meta:document-statistic meta:table-count="0" meta:image-count="0" meta:object-count="0" meta:page-count="1" meta:paragraph-count="16" meta:word-count="306" meta:character-count="1316" meta:non-whitespace-character-count="929"/>
  </office:meta>
</office:document-meta>
</file>